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font-weight-complex="bold"/>
    </style:style>
    <style:style style:name="P10" style:family="paragraph" style:parent-style-name="Standard">
      <style:paragraph-properties fo:break-before="page"/>
      <style:text-properties fo:language="en" fo:country="GB"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000" text:name="CountWordsGoal"/>
      </text:user-field-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orked for around four to five weeks.</text:p>
      <text:p text:style-name="P1"/>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the leader of the testing team left the company. The remaining members of the testing team were merged into the support team.</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 to ensure that their respective projects are on track and have been given the resources they require.</text:p>
      <text:p text:style-name="P1"/>
      <text:p text:style-name="P1">I was placed in the support team, which meant I reported to the support team leader, who managed my tasks and made sure targets were met. Although not all of my tasks were support related, due to Draig being a small company, many of my tasks would come from the Managing Director and other team leaders. <text:s/>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which meant I was a mentor to him.</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are laptops with 4GB RAM and 500GB-1TB HDD. All machines have dual monitors, of good quality. We were encouraged to store our documentation and scripts on the network drive, which was a Windows network NTFS share, running on the main server. Occasionally this device would run out of space, bringing down the whole issue tracking system. Which from a support and business perspective this is not a good thing. From my experience working at Draig I would separate storage and issue tracking to another physical or virtual machine, so that when the network storage becomes full, the issue tracking service would not fall over.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ext:p>
      <text:p text:style-name="P1"/>
      <text:p text:style-name="P1">All of the machines run Windows Server 2008 RC 2 aside from the main server which runs Windows Server 2003, and some of the machines which are used solely for administrative tasks which run Windows XP. For development, due to Microsoft CRM 4.0 and Visual Basic 6 restrictions, we are forced to use virtual machines which contain CRM 4.0 and some DBS subsystems.</text:p>
      <text:p text:style-name="P1"/>
      <text:p text:style-name="P1">Draig use Microsoft Share point[1] as their main form of content storage and sharing. The share point site has sections for each team and even for each client. <text:s/>This is use to store information such as documentation for DBS and project plans for clients. Microsoft Project[1] is used to manage each team, and future client releases. All of the documents are written using Microsoft Office 2012/07.</text:p>
      <text:p text:style-name="P1"/>
      <text:p text:style-name="P1">For time management Draig use an in house system called ETHEL (Escape from time sheet hell). <text:s text:c="2"/>When an employee works on a project they must make sure to record it in ETHEL. </text:p>
      <text:p text:style-name="P1"/>
      <text:p text:style-name="P5">I've found using Microsoft based software a bit strange to get used to, as it tends to do things the long way round. I also find using Microsoft based software provides me with less customizability <text:soft-page-break/>and features than other alternative software. For example, every week we have a report which is complied using data from TFS, the issue tracking system, and a word template. This would then require the data to be manually placed in the Word template. Given some time it would be possible to completely automate this using free open source software such as LaTeX and bash, and the results would be the same. I can see the advantages of using industry standard software as this would be a positive for Draig.</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to UAT/FAT server, due to the way that DBS manages it's configuration, when backing up the database it will also backup the absolute URL of the Live server, so when the back up is restored the UAT/FAT system will attempt to establish communication to the Live server. As you can imagine having a test server communicating with the Live server is not the best situation.</text:p>
      <text:p text:style-name="P1"/>
      <text:p text:style-name="P3">Application Environment</text:p>
      <text:p text:style-name="P3"/>
      <text:p text:style-name="P6">Due to working in the support team, I get to work with all the software and systems in the company.</text:p>
      <text:p text:style-name="P6">Some of the software which I would use mostly in my day to day work, is related to the issue tracking system, Visual Studio's Team Foundation Server. When an issue is reported I would pick it up from the list and begin my investigation, this would normally involve me loading up Microsoft SQL Server Admin [CONFRIM] and identifying the issue on the Live or FAT server. If this is the first time this issue was reported I would record any steps taken to resolve the issue, and store it on the network share. Once the issue has been resolved, I would update TFS with my actions, and set the issue to close. This would mean that the client would be able to see that it's been resolved. In some cases it might be required to email or phone the client making sure that they know the issue has been resolved.</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Documentation</text:p>
      <text:p text:style-name="P1">Scripts</text:p>
      <text:p text:style-name="P1"/>
      <text:p text:style-name="P1">Describe the Hardware and Software Environment</text:p>
      <text:p text:style-name="P1">Comment of my experience of this environment</text:p>
      <text:p text:style-name="P1">What computer systems I worked on were doing</text:p>
      <text:p text:style-name="P1">Flow of information with in the company</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or activities that I undertook were not followed up and that the initial development stage was the farthest the project got to. I understand that this a result of such a small business.</text:p>
      <text:p text:style-name="P4"/>
      <text:p text:style-name="P4">Half way though the bench testing and UI testing projects, I was moved up stairs to the support department. Form here on I was part of the support team's service desk, and reported to the lead support manager. My role in the department was to provide technical support, and assistance with the service desk. As well as my original projects. Working on the service desk meant that I had to reply to emails from clients and assist in managing the phones. This meant that when a client phoned up with an issue, I would have to make sure that it gets logged into our system. If the issue is urgent, I would make sure a developer gets informed and starts working on it. In other cases if the call was not urgent, then they would be placed on the review list, where a member of the support team, would meet with the development team leader and they would assign out the issues to members of the support and development teams.</text:p>
      <text:p text:style-name="P4"/>
      <text:p text:style-name="P4">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Which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ny future issues. <text:s/>The script would then be reviewed by one of the developers and then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ext:soft-page-break/>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4"/>
      <text:p text:style-name="P4">Bench testing</text:p>
      <text:p text:style-name="P4">Automatic UI testing</text:p>
      <text:p text:style-name="P4"><text:tab/>Stress testing – The API calls one.</text:p>
      <text:p text:style-name="P4">Support Tasks</text:p>
      <text:p text:style-name="P4"><text:tab/>Email/Service Desk</text:p>
      <text:p text:style-name="P4"><text:tab/>Technical </text:p>
      <text:p text:style-name="P4"><text:tab/>Testing Versions</text:p>
      <text:p text:style-name="P4">Admin Utility</text:p>
      <text:p text:style-name="P4">Server deployments</text:p>
      <text:p text:style-name="P4">Training.</text:p>
      <text:p text:style-name="P7">Critical Evaluation</text:p>
      <text:p text:style-name="P4"/>
      <text:p text:style-name="P2">Technical </text:p>
      <text:p text:style-name="P4">I found even though I was an intern, Draig believed in my abilities and allowed to work on my own with out supervision. For example, when I was developing the bench testing scripts, this was my first project, and as such I did not have much experience with DBS. Despite this, my superiors were happy to use my results as and official benchmark of the system, and provide clients with access to my scripts. Without having a code walk though by a senior developer. This was nice, but I think I would have been happier if my methods were approved before accepting my results. Though this has given me a lot more confidence in my work than I had before, as they were more than happy with what I had completed.</text:p>
      <text:p text:style-name="P4"/>
      <text:p text:style-name="P4">From my experience, I often found that much of the testing was not done, for example once the code had been written and confirmed working by one of the developers this might not get any further testing, until it's tested by the client on their UAT server. Though this is not always the case with large patches or releases. This is the opposite of what I was taught in my testing module, I believe this is because Draig is a small company still working out what process work well with clients. <text:s/>The good news is they are always looking for ways to improve. As towards the end of my employment a more stable testing protocol was beginning to be implemented. <text:s/>I've also learnt that testing every aspect of a system is not the best approach, there is a finer trade off between testing and time developing, than I had previously been taught.</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as well as how projects are stored and managed within TFS. I've gained experience on how to access the low levels of the issue tracking <text:s/>database to manually generate reports. I've deployed VB6 code and forced Dynamic Linked Libraries (DLL) to register successfully. This is something I do not wish to do again, but gives me a great insight in to how Window based systems work, and how to develop on Windows using their native development software. Working in Windows is a completely different feeling than working in a GNU/Linux environment and has changed the way in which I look at both of them.</text:p>
      <text:p text:style-name="P4"/>
      <text:p text:style-name="P4">An area which I have gained experience with is managing Windows server 2008 RC 2. I am able to configure the basic requirements of a Windows server so that it is able to correctly run a full version of DBS. This involves configuring all supplicant Windows services and ensuring the correct dependences are installed. I also spent some time managing virtual machines running both Hyper-V[1] and Virtual Box[1]. This is a something which I requested to do and really enjoyed.</text:p>
      <text:p text:style-name="P4"/>
      <text:p text:style-name="P4">Due to the nature of DBS I gained massive experience with Microsoft SQL Server. As all data is stored inside the SQL database, this needed to be backed up and restored on many occasions. Also a lot of the support isses can be resolved by looking at the database and seeing what exists or does not. This meant that I spent a lot of time using [MS SQL Manager] and as such found it to be a far more usefull application than I thought, as before I started working for Draig I saw not much use to a Graphical User Interface (GUI) SQL IDE, as I spent all of my time using a Command Line Interface (CLI). I also believe I have picked up some backing up habits, such as naming convention and make sure that the back up actually works. In all I believe working with SQL servers has been an excellent experience as I have gained a greater incite into the way businesses handle large datasets. </text:p>
      <text:p text:style-name="P4"/>
      <text:p text:style-name="P4">Draig use a CRM system called Microsoft CRM 4.0, this provides the end user with a clear and easy to use interface to customer information, Draig's Billing System, integrates seamlessly into <text:soft-page-break/>Microsoft CRM. This means that for technical support a lot of the issues require us to look a the underlying CRM system. This meant that I gained a lot of experience with the system. I believe I would never get such a experience with any other company, and have found it to be interesting and rewarding. The knowledge I had learned from working with Microsoft CRM will provide me with an advantage in my future career. </text:p>
      <text:p text:style-name="P4"/>
      <text:p text:style-name="P4"/>
      <text:p text:style-name="P2">Non-tech</text:p>
      <text:p text:style-name="P4">Some of the first things which happened quite frequently, which I had to get used to was the amount of meetings we had, often a lot of information would be exchanged, and I would be assigned tasks from the results of the discussions. Once I got the hang of meetings I was able to identify my required deliverables with out any problems. I believe even though this was not hard, it was an excellent learning experience. Working with other people each with their own list of activities, and deadlines. I often found that I would be working on more than one thing at once, which meant I would have to leave one project to work on another, this would change depending on other people's priorities and constraints. Making sure that my time management coincided with other members of the team, was an interesting experience, I would have to make sure that if I helped person X that I still had enough time to complete project Y.</text:p>
      <text:p text:style-name="P4"/>
      <text:p text:style-name="P4">Phone etiquette I found a little harder to get right, I would find that I'd forget to ask who was calling, or the full details of the call. Also trying to pick out the core components of a call took some time to get to grips with. I found email etiquette to be a lot easier than phone, the main things to remember were to make sure the font size and type where within the company standard. Also ensuring that each email had a standard business signature. I could understand why this was important, as the majority of businesses communication with clients are via email, and showing a conformed standard of communication is essential. After a while I started to become accustom to how clients reacted to a situation, and who to and who not to 'cc'. This is vital in the current age we live in, being able to construct quality emails is one of the most important skill that I had learned during my time at Draig.</text:p>
      <text:p text:style-name="P4"/>
      <text:p text:style-name="P4">Documentation was one of my main activities, due to the fact that I would be leaving, I needed to make sure that my replacement would have all the information required to continue my position. All of the documentation should follow the companies document guidelines, just like the email. I often found that a lot of the original documentation was simple notes made by the developer when they were performing the action. This meant that for someone like me who had never done the procedure , there were large sections which were missing and made no sense. This gave me the chance to update and improve the document for future use. Though most of the time I was creating the original documentation. I believe I have greatly improved my ability to manage and maintain documentation, if not my typing speed and accuracy has greatly improved. </text:p>
      <text:p text:style-name="P4"/>
      <text:p text:style-name="P4">Reports which get sent to the clients, have to be correct and of a standard quality. This gets checked by the heads of the support, development, and the project manger before the report is sent out to the client. This had to be accurate to insure we are giving the client a clear and understandable picture <text:s text:c="2"/>of the service desk. I found this to be a tedious job, trying to work out which number was wrong and the reason why, most cases the issues would be down to the process used to query the results from TFS, the issue tracking system. I believe that I have a better ability to identify mistakes and problems with documents that I create after this experience.</text:p>
      <text:p text:style-name="P4"/>
      <text:p text:style-name="P4">[Overall Evaluation]</text:p>
      <text:p text:style-name="P4"/>
      <text:p text:style-name="P2"/>
      <text:p text:style-name="P7">Technical </text:p>
      <text:p text:style-name="P4">VB.net – Visual Studio, TFS, .Net, </text:p>
      <text:p text:style-name="P4">VB6 – DLLs, Windows XP, General Windows-ness, VM </text:p>
      <text:p text:style-name="P4">SQL Server – MSSMS, back up/restore</text:p>
      <text:p text:style-name="P4">CRM 4.0</text:p>
      <text:p text:style-name="P4">Server/Software deployment, Testing, Development, Issue handling.</text:p>
      <text:p text:style-name="P4">Sole Project – confidence in my actions/code</text:p>
      <text:p text:style-name="P4"/>
      <text:p text:style-name="P2">Non-tech</text:p>
      <text:p text:style-name="P4">Meetings</text:p>
      <text:p text:style-name="P4">Confidence</text:p>
      <text:p text:style-name="P4">Team Work</text:p>
      <text:p text:style-name="P4">Time Management</text:p>
      <text:p text:style-name="P4">Phone/Email [POSSIBLE WORDS of Shared inbox]</text:p>
      <text:p text:style-name="P4">Clients</text:p>
      <text:p text:style-name="P4">Documentation</text:p>
      <text:p text:style-name="P4">Client Reports</text:p>
      <text:p text:style-name="P4"/>
      <text:p text:style-name="P4">What Learnt – Good|Ba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7T17:54:14</dc:date>
    <meta:editing-duration>P1DT13H26M44S</meta:editing-duration>
    <meta:editing-cycles>172</meta:editing-cycles>
    <meta:generator>LibreOffice/3.4$Unix LibreOffice_project/340m1$Build-402</meta:generator>
    <meta:document-statistic meta:table-count="0" meta:image-count="0" meta:object-count="0" meta:page-count="8" meta:paragraph-count="84" meta:word-count="4443" meta:character-count="25252" meta:non-whitespace-character-count="20853"/>
  </office:meta>
</office:document-meta>
</file>